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ist_20_3"/>
    <style:style style:name="P2" style:family="paragraph" style:parent-style-name="Text_20_body" style:list-style-name="List_20_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restart-numbering="true" text:start-value="-1"><text:bookmark-start text:name="__RefHeading__3153_591435949"/>t_minish_sort, t_minish_unique, cross-referenz<text:bookmark-end text:name="__RefHeading__3153_591435949"/></text:h>
      <text:list xml:id="list6286542120431390396" text:style-name="List_20_3">
        <text:list-item>
          <text:p text:style-name="P2">Lerninhalte: Strukturen, Zeiger, Funktionen, <text:span text:style-name="T1">DATENSTRUKTUREN</text:span></text:p>
        </text:list-item>
      </text:list>
      <text:h text:style-name="Heading_20_2" text:outline-level="2">Aufgabe: t_minish_sort</text:h>
      <text:list xml:id="list164715820283542" text:continue-numbering="true" text:style-name="List_20_3">
        <text:list-item>
          <text:p text:style-name="P2">Erweitern Sie das MINISHELL-Programm mit folgendem Befehl<text:line-break/><text:span text:style-name="T1">!sort <text:s/>............. sorts the list\n \</text:span></text:p>
        </text:list-item>
        <text:list-item>
          <text:p text:style-name="P1">Beschreibung: <text:line-break/>Wenn der User !sort eingibt, soll die Liste der Befehle sortiert werden. <text:line-break/>Der User kann dies dann durch Eingabe des Befehles hi kontrollieren.</text:p>
        </text:list-item>
      </text:list>
      <text:p text:style-name="Standard"/>
      <text:list xml:id="list164714237779123" text:continue-numbering="true" text:style-name="List_20_3">
        <text:list-item>
          <text:p text:style-name="P2">Hinweis:<text:line-break/>Auszug der Header-Datei für den Listen-Modul:o_strlist.h</text:p>
        </text:list-item>
      </text:list>
      <text:p text:style-name="Standard"><text:s/></text:p>
      <text:p text:style-name="code">extern void <text:span text:style-name="T1">sortList</text:span>(SLIST_HEADER*);</text:p>
      <text:p text:style-name="Standard"/>
      <text:list xml:id="list164716241260143" text:continue-numbering="true" text:style-name="List_20_3">
        <text:list-item>
          <text:p text:style-name="P1">Hinweis:<text:line-break/>Beim Sortieren der Liste genügt es, wenn bei zwei zu vergleichenden Listenknoten die Data-Komponenten (sind ja char*) eventuell ausgetauscht werden.</text:p>
        </text:list-item>
      </text:list>
      <text:p text:style-name="Standard"/>
      <text:list xml:id="list164714473774734" text:continue-numbering="true" text:style-name="List_20_3">
        <text:list-item>
          <text:p text:style-name="P1">Hinweis:<text:line-break/>Der Sortieralgorithmus wird lesbarer, wenn Sie für den Zugriff auf z.B. 2 benachbarte Listenknoten eine lokale Hilfsfunktion schreiben.</text:p>
        </text:list-item>
      </text:list>
      <text:p text:style-name="Standard"/>
      <text:p text:style-name="code">static SLIST* <text:span text:style-name="T1">get_NodeSList</text:span>(SLIST_HEADER* aList, int number){ … }</text:p>
      <text:p text:style-name="Text_20_body"><text:s/></text:p>
      <text:h text:style-name="Heading_20_2" text:outline-level="2">Aufgabe: t_minish_unique</text:h>
      <text:list xml:id="list164715118577151" text:continue-numbering="true" text:style-name="List_20_3">
        <text:list-item>
          <text:p text:style-name="P2">Erweitern Sie das MINISHELL-Programm mit folgendem Befehl<text:line-break/><text:span text:style-name="T1">!unique <text:s/>............. removes duplicate entries\n \</text:span></text:p>
        </text:list-item>
        <text:list-item>
          <text:p text:style-name="P1">Beschreibung: <text:line-break/>Wenn der User !unique eingibt, sollen die Liste der Befehle eindeutig sein, d.h. Nur einmal vorkommen. Der User kann dies dann durch Eingabe des Befehles hi kontrollieren.</text:p>
        </text:list-item>
      </text:list>
      <text:p text:style-name="Standard"/>
      <text:list xml:id="list164714776925613" text:continue-numbering="true" text:style-name="List_20_3">
        <text:list-item>
          <text:p text:style-name="P2">Hinweis:<text:line-break/>Auszug der Header-Datei für den Listen-Modul:o_strlist.h</text:p>
        </text:list-item>
      </text:list>
      <text:p text:style-name="code">extern void unique<text:span text:style-name="T1">List</text:span>(SLIST_HEADER*);</text:p>
      <text:p text:style-name="Standard"/>
      <text:p text:style-name="Standard"/>
      <text:h text:style-name="Heading_20_2" text:outline-level="2"><text:span text:style-name="Citation"><text:span text:style-name="T2">Aufgabe: cross-reference</text:span></text:span></text:h>
      <text:p text:style-name="Text_20_body"><text:span text:style-name="Citation"><text:span text:style-name="T2">Lesen Sie einen Text wortweise ein und erstellen sie eine CROSS-REFERENZLISTE. Zur Verwaltung der Daten soll ein binärer Suchbaum verwendet werden, dessen Knoten aus einem Wort und einer Liste der Zeilennummern besteht.</text:span></text:span></text:p>
      <text:p text:style-name="Standard"><text:span text:style-name="Citation"><text:span text:style-name="T2">Ausgabe:</text:span></text:span></text:p>
      <text:p text:style-name="Standard"><text:span text:style-name="Citation"><text:span text:style-name="T2">(Aufbau: WORT: Liste der Zeilennummern)</text:span></text:span></text:p>
      <text:p text:style-name="Standard"><text:span text:style-name="Citation"><text:span text:style-name="T2">for: 23,45,65</text:span></text:span></text:p>
      <text:p text:style-name="Standard"><text:span text:style-name="Citation"><text:span text:style-name="T2">while: 1,6,7</text:span></text:span></text:p>
      <text:p text:style-name="Standard"><text:span text:style-name="Citation"><text:span text:style-name="T2">…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ffffff" fo:padding="0.049cm" fo:border="0.06pt solid #993366" style:shadow="none">
        <style:background-image/>
      </style:paragraph-properties>
      <style:text-properties style:font-name="Nimbus Mono L" fo:font-family="'Nimbus Mono L'" style:font-style-name="Bold" style:font-family-generic="modern" style:font-pitch="fixed" fo:font-size="10pt" fo:font-weight="bold"/>
    </style:style>
    <style:style style:name="aufgabe" style:family="paragraph" style:parent-style-name="Standard" style:class="text">
      <style:paragraph-properties fo:background-color="#ff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DATENSTRUKTUREN-minishSort-minishUnique-cross_reference.odt</text:file-name><text:tab/>Arbeitsunterlage</text:p>
      </style:header>
      <style:footer>
        <text:p text:style-name="Footer">Informatik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MacOSX_x86 LibreOffice_project/70feb7d99726f064edab4605a8ab840c50ec57a</meta:generator>
    <meta:creation-date>2013-02-08T22:35:52</meta:creation-date>
    <meta:editing-cycles>17</meta:editing-cycles>
    <meta:editing-duration>PT3H46M11S</meta:editing-duration>
    <dc:date>2014-02-08T16:47:14.141813000</dc:date>
    <meta:print-date>2013-03-24T20:25:53</meta:print-date>
    <dc:creator>Anton Hofmann</dc:creator>
    <meta:document-statistic meta:table-count="0" meta:image-count="0" meta:object-count="0" meta:page-count="1" meta:paragraph-count="26" meta:word-count="221" meta:character-count="1722" meta:non-whitespace-character-count="1526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ome/informatik/.config/libreoffice/3/user/template/arbeitsunterlage.ott" meta:date="2013-02-08T22:35:51"/>
  </office:meta>
</office:document-meta>
</file>